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C00000140ED033B4E.png"/>
  <manifest:file-entry manifest:media-type="image/png" manifest:full-path="Pictures/100002010000014C000001414D9E865F.png"/>
  <manifest:file-entry manifest:media-type="image/png" manifest:full-path="Pictures/100002010000014D0000013F5F97E640.png"/>
  <manifest:file-entry manifest:media-type="image/png" manifest:full-path="Pictures/100002010000014B0000013F3465E403.png"/>
  <manifest:file-entry manifest:media-type="image/png" manifest:full-path="Pictures/100002010000014B000001418B22C7FB.png"/>
  <manifest:file-entry manifest:media-type="image/png" manifest:full-path="Pictures/100002010000014C0000013FF66D9560.png"/>
  <manifest:file-entry manifest:media-type="image/png" manifest:full-path="Pictures/100002010000014D00000140F75B3C1A.png"/>
  <manifest:file-entry manifest:media-type="image/png" manifest:full-path="Pictures/100002010000014B0000013FBD9AFA3B.png"/>
  <manifest:file-entry manifest:media-type="image/png" manifest:full-path="Pictures/100002010000014D0000013F7D5CCAC6.png"/>
  <manifest:file-entry manifest:media-type="image/png" manifest:full-path="Pictures/100002010000014D0000013F11DCADAB.png"/>
  <manifest:file-entry manifest:media-type="image/png" manifest:full-path="Pictures/100002010000014C00000140CB843850.png"/>
  <manifest:file-entry manifest:media-type="image/png" manifest:full-path="Pictures/100002010000014E0000013F13D7A5A4.png"/>
  <manifest:file-entry manifest:media-type="image/png" manifest:full-path="Pictures/100002010000014C00000140FA4717CB.png"/>
  <manifest:file-entry manifest:media-type="image/png" manifest:full-path="Pictures/100002010000014A0000014068DDD880.png"/>
  <manifest:file-entry manifest:media-type="image/png" manifest:full-path="Pictures/100002010000014D00000140F0D80263.png"/>
  <manifest:file-entry manifest:media-type="image/png" manifest:full-path="Pictures/100002010000014A00000140A25EC7F5.png"/>
  <manifest:file-entry manifest:media-type="image/png" manifest:full-path="Pictures/100002010000014C0000013F6D691096.png"/>
  <manifest:file-entry manifest:media-type="image/png" manifest:full-path="Pictures/100002010000014B0000014091EAC625.png"/>
  <manifest:file-entry manifest:media-type="image/png" manifest:full-path="Pictures/100002010000014D0000013F78FA59D8.png"/>
  <manifest:file-entry manifest:media-type="image/png" manifest:full-path="Pictures/100002010000014C0000013F40AEBD78.png"/>
  <manifest:file-entry manifest:media-type="image/png" manifest:full-path="Pictures/100002010000014C000001401562748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44cm"/>
    </style:style>
    <style:style style:name="gr3" style:family="graphic" style:parent-style-name="standard">
      <style:graphic-properties draw:stroke="none" svg:stroke-color="#000000" draw:fill="none" draw:fill-color="#ffffff" fo:min-height="0.495cm"/>
    </style:style>
    <style:style style:name="gr4" style:family="graphic" style:parent-style-name="objectwithoutfill">
      <style:graphic-properties draw:stroke="dash" draw:stroke-dash="Fine_20_Dashed_20__28_var_29_" svg:stroke-width="0.051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506cm"/>
    </style:style>
    <style:style style:name="gr6" style:family="graphic" style:parent-style-name="standard">
      <style:graphic-properties draw:stroke="none" draw:fill="none" fo:min-height="0.493cm"/>
    </style:style>
    <style:style style:name="gr7" style:family="graphic" style:parent-style-name="standard">
      <style:graphic-properties draw:stroke="none" svg:stroke-color="#000000" draw:fill="none" draw:fill-color="#ffffff" fo:min-height="0.83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Avenir Next Medium'" style:font-pitch="variable" fo:font-size="10.5pt" style:font-size-asian="10.5pt" style:font-size-complex="10.5pt"/>
    </style:style>
    <style:style style:name="P4" style:family="paragraph">
      <style:paragraph-properties fo:line-height="100%" fo:text-align="center"/>
      <style:text-properties fo:color="#00ff00" fo:font-family="'Avenir Next Medium'" style:font-pitch="variable" fo:font-size="10.5pt" style:font-size-asian="10.5pt" style:font-size-complex="10.5pt"/>
    </style:style>
    <style:style style:name="T1" style:family="text">
      <style:text-properties fo:font-family="'Avenir Next Medium'" style:font-pitch="variable" fo:font-size="10.5pt" style:font-size-asian="10.5pt" style:font-size-complex="10.5pt"/>
    </style:style>
    <style:style style:name="T2" style:family="text">
      <style:text-properties fo:color="#00ff00" fo:font-family="'Avenir Next Medium'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438cm" svg:x="0.706cm" svg:y="4.74cm">
          <draw:image xlink:href="Pictures/100002010000014C0000013F40AEBD78.png" xlink:type="simple" xlink:show="embed" xlink:actuate="onLoad">
            <text:p/>
          </draw:image>
        </draw:frame>
        <draw:frame draw:style-name="gr1" draw:text-style-name="P1" draw:layer="layout" svg:width="2.54cm" svg:height="2.438cm" svg:x="0.706cm" svg:y="1.192cm">
          <draw:image xlink:href="Pictures/100002010000014C00000140CB843850.png" xlink:type="simple" xlink:show="embed" xlink:actuate="onLoad">
            <text:p/>
          </draw:image>
        </draw:frame>
        <draw:frame draw:style-name="gr1" draw:text-style-name="P1" draw:layer="layout" svg:width="2.54cm" svg:height="2.464cm" svg:x="0.666cm" svg:y="8.289cm">
          <draw:image xlink:href="Pictures/100002010000014B0000014091EAC625.png" xlink:type="simple" xlink:show="embed" xlink:actuate="onLoad">
            <text:p/>
          </draw:image>
        </draw:frame>
        <draw:frame draw:style-name="gr1" draw:text-style-name="P1" draw:layer="layout" svg:width="2.54cm" svg:height="2.438cm" svg:x="0.666cm" svg:y="11.863cm">
          <draw:image xlink:href="Pictures/100002010000014D0000013F78FA59D8.png" xlink:type="simple" xlink:show="embed" xlink:actuate="onLoad">
            <text:p/>
          </draw:image>
        </draw:frame>
        <draw:frame draw:style-name="gr2" draw:text-style-name="P3" draw:layer="layout" svg:width="1.003cm" svg:height="0.755cm" svg:x="0.686cm" svg:y="6.729cm">
          <draw:text-box>
            <text:p text:style-name="P2"><text:span text:style-name="T1">T1</text:span></text:p>
          </draw:text-box>
        </draw:frame>
        <draw:frame draw:style-name="gr2" draw:text-style-name="P3" draw:layer="layout" svg:width="1.174cm" svg:height="0.755cm" svg:x="0.6cm" svg:y="10.282cm">
          <draw:text-box>
            <text:p text:style-name="P2"><text:span text:style-name="T1">T1c</text:span></text:p>
          </draw:text-box>
        </draw:frame>
        <draw:frame draw:style-name="gr2" draw:text-style-name="P3" draw:layer="layout" svg:width="1.003cm" svg:height="0.755cm" svg:x="0.686cm" svg:y="13.835cm">
          <draw:text-box>
            <text:p text:style-name="P2"><text:span text:style-name="T1">T2</text:span></text:p>
          </draw:text-box>
        </draw:frame>
        <draw:frame draw:style-name="gr3" draw:text-style-name="P3" draw:layer="layout" svg:width="1.003cm" svg:height="0.755cm" svg:x="0.686cm" svg:y="3.176cm">
          <draw:text-box>
            <text:p text:style-name="P2"><text:span text:style-name="T1">FL</text:span></text:p>
          </draw:text-box>
        </draw:frame>
        <draw:line draw:style-name="gr4" draw:text-style-name="P1" draw:layer="layout" svg:x1="3.915cm" svg:y1="14.653cm" svg:x2="3.931cm" svg:y2="1.194cm">
          <text:p/>
        </draw:line>
        <draw:g>
          <draw:frame draw:style-name="gr1" draw:text-style-name="P1" draw:layer="layout" svg:width="1.778cm" svg:height="1.702cm" svg:x="5.247cm" svg:y="1.247cm">
            <draw:image xlink:href="Pictures/100002010000014D0000013F5F97E640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9.5cm" svg:y="1.247cm">
            <draw:image xlink:href="Pictures/100002010000014E0000013F13D7A5A4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6.665cm" svg:y="1.247cm">
            <draw:image xlink:href="Pictures/100002010000014D0000013F7D5CCAC6.png" xlink:type="simple" xlink:show="embed" xlink:actuate="onLoad">
              <text:p/>
            </draw:image>
          </draw:frame>
          <draw:frame draw:style-name="gr1" draw:text-style-name="P1" draw:layer="layout" svg:width="1.778cm" svg:height="1.727cm" svg:x="8.083cm" svg:y="1.235cm">
            <draw:image xlink:href="Pictures/100002010000014A0000014068DDD880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10.918cm" svg:y="1.247cm">
            <draw:image xlink:href="Pictures/100002010000014B0000013F3465E403.png" xlink:type="simple" xlink:show="embed" xlink:actuate="onLoad">
              <text:p/>
            </draw:image>
          </draw:frame>
        </draw:g>
        <draw:frame draw:style-name="gr2" draw:text-style-name="P4" draw:layer="layout" svg:width="3.839cm" svg:height="0.755cm" svg:x="7.013cm" svg:y="0.439cm">
          <draw:text-box>
            <text:p text:style-name="P2"><text:span text:style-name="T2">GMM/MRF-based</text:span></text:p>
          </draw:text-box>
        </draw:frame>
        <draw:frame draw:style-name="gr1" draw:text-style-name="P1" draw:layer="layout" svg:width="1.778cm" svg:height="1.702cm" svg:x="5.385cm" svg:y="4.266cm">
          <draw:image xlink:href="Pictures/100002010000014C0000014015627482.png" xlink:type="simple" xlink:show="embed" xlink:actuate="onLoad">
            <text:p/>
          </draw:image>
        </draw:frame>
        <draw:frame draw:style-name="gr1" draw:text-style-name="P1" draw:layer="layout" svg:width="1.778cm" svg:height="1.727cm" svg:x="7.371cm" svg:y="4.223cm">
          <draw:image xlink:href="Pictures/100002010000014B000001418B22C7FB.png" xlink:type="simple" xlink:show="embed" xlink:actuate="onLoad">
            <text:p/>
          </draw:image>
        </draw:frame>
        <draw:frame draw:style-name="gr2" draw:text-style-name="P4" draw:layer="layout" svg:width="3.785cm" svg:height="0.755cm" svg:x="0cm" svg:y="0.37cm">
          <draw:text-box>
            <text:p text:style-name="P2"><text:span text:style-name="T2">Multi-modal input</text:span></text:p>
          </draw:text-box>
        </draw:frame>
        <draw:frame draw:style-name="gr1" draw:text-style-name="P1" draw:layer="layout" svg:width="1.778cm" svg:height="1.702cm" svg:x="9.357cm" svg:y="4.208cm">
          <draw:image xlink:href="Pictures/100002010000014D00000140F0D80263.png" xlink:type="simple" xlink:show="embed" xlink:actuate="onLoad">
            <text:p/>
          </draw:image>
        </draw:frame>
        <draw:frame draw:style-name="gr1" draw:text-style-name="P1" draw:layer="layout" svg:width="1.778cm" svg:height="1.702cm" svg:x="11.343cm" svg:y="4.262cm">
          <draw:image xlink:href="Pictures/100002010000014D00000140F75B3C1A.png" xlink:type="simple" xlink:show="embed" xlink:actuate="onLoad">
            <text:p/>
          </draw:image>
        </draw:frame>
        <draw:frame draw:style-name="gr5" draw:text-style-name="P3" draw:layer="layout" svg:width="2.441cm" svg:height="0.756cm" svg:x="7.751cm" svg:y="2.983cm">
          <draw:text-box draw:corner-radius="0.037cm">
            <text:p text:style-name="P2"><text:span text:style-name="T1">posteriors</text:span></text:p>
          </draw:text-box>
        </draw:frame>
        <draw:frame draw:style-name="gr5" draw:text-style-name="P3" draw:layer="layout" svg:width="2.612cm" svg:height="0.756cm" svg:x="6.949cm" svg:y="5.826cm">
          <draw:text-box draw:corner-radius="0.037cm">
            <text:p text:style-name="P2"><text:span text:style-name="T1">elongation</text:span></text:p>
          </draw:text-box>
        </draw:frame>
        <draw:frame draw:style-name="gr6" draw:text-style-name="P3" draw:layer="layout" svg:width="2.106cm" svg:height="0.755cm" svg:x="9.221cm" svg:y="5.825cm">
          <draw:text-box draw:corner-radius="0.037cm">
            <text:p text:style-name="P2"><text:span text:style-name="T1">volume</text:span></text:p>
          </draw:text-box>
        </draw:frame>
        <draw:frame draw:style-name="gr5" draw:text-style-name="P3" draw:layer="layout" svg:width="2.612cm" svg:height="0.756cm" svg:x="4.944cm" svg:y="5.826cm">
          <draw:text-box draw:corner-radius="0.037cm">
            <text:p text:style-name="P2"><text:span text:style-name="T1">eccentricity</text:span></text:p>
          </draw:text-box>
        </draw:frame>
        <draw:frame draw:style-name="gr5" draw:text-style-name="P3" draw:layer="layout" svg:width="1.999cm" svg:height="1.259cm" svg:x="11.249cm" svg:y="5.826cm">
          <draw:text-box draw:corner-radius="0.037cm">
            <text:p text:style-name="P2"><text:span text:style-name="T1">surface/</text:span></text:p>
            <text:p text:style-name="P2"><text:span text:style-name="T1">volume</text:span></text:p>
          </draw:text-box>
        </draw:frame>
        <draw:g>
          <draw:frame draw:style-name="gr1" draw:text-style-name="P1" draw:layer="layout" svg:width="1.778cm" svg:height="1.702cm" svg:x="10.798cm" svg:y="12.25cm">
            <draw:image xlink:href="Pictures/100002010000014D0000013F11DCADAB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5.019cm" svg:y="12.25cm">
            <draw:image xlink:href="Pictures/100002010000014C00000140ED033B4E.png" xlink:type="simple" xlink:show="embed" xlink:actuate="onLoad">
              <text:p/>
            </draw:image>
          </draw:frame>
          <draw:frame draw:style-name="gr1" draw:text-style-name="P1" draw:layer="layout" svg:width="1.778cm" svg:height="1.727cm" svg:x="6.945cm" svg:y="12.25cm">
            <draw:image xlink:href="Pictures/100002010000014C000001414D9E865F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8.872cm" svg:y="12.25cm">
            <draw:image xlink:href="Pictures/100002010000014C00000140FA4717CB.png" xlink:type="simple" xlink:show="embed" xlink:actuate="onLoad">
              <text:p/>
            </draw:image>
          </draw:frame>
          <draw:frame draw:style-name="gr2" draw:text-style-name="P4" draw:layer="layout" svg:width="6.398cm" svg:height="0.755cm" svg:x="5.675cm" svg:y="11.411cm">
            <draw:text-box>
              <text:p text:style-name="P2"><text:span text:style-name="T2">Neighborhood statistical images</text:span></text:p>
            </draw:text-box>
          </draw:frame>
          <draw:frame draw:style-name="gr5" draw:text-style-name="P3" draw:layer="layout" svg:width="2.006cm" svg:height="0.756cm" svg:x="4.905cm" svg:y="13.742cm">
            <draw:text-box draw:corner-radius="0.037cm">
              <text:p text:style-name="P2"><text:span text:style-name="T1">mean</text:span></text:p>
            </draw:text-box>
          </draw:frame>
          <draw:frame draw:style-name="gr5" draw:text-style-name="P3" draw:layer="layout" svg:width="2.612cm" svg:height="1.259cm" svg:x="6.528cm" svg:y="13.742cm">
            <draw:text-box draw:corner-radius="0.037cm">
              <text:p text:style-name="P2"><text:span text:style-name="T1">standard deviation</text:span></text:p>
            </draw:text-box>
          </draw:frame>
          <draw:frame draw:style-name="gr5" draw:text-style-name="P3" draw:layer="layout" svg:width="2.612cm" svg:height="0.756cm" svg:x="8.455cm" svg:y="13.742cm">
            <draw:text-box draw:corner-radius="0.037cm">
              <text:p text:style-name="P2"><text:span text:style-name="T1">skewness</text:span></text:p>
            </draw:text-box>
          </draw:frame>
          <draw:frame draw:style-name="gr5" draw:text-style-name="P3" draw:layer="layout" svg:width="2.612cm" svg:height="0.756cm" svg:x="10.381cm" svg:y="13.742cm">
            <draw:text-box draw:corner-radius="0.037cm">
              <text:p text:style-name="P2"><text:span text:style-name="T1">entropy</text:span></text:p>
            </draw:text-box>
          </draw:frame>
        </draw:g>
        <draw:frame draw:style-name="gr2" draw:text-style-name="P3" draw:layer="layout" svg:width="2.259cm" svg:height="0.755cm" svg:x="4.016cm" svg:y="9.72cm">
          <draw:text-box>
            <text:p text:style-name="P2"><text:span text:style-name="T1">difference</text:span></text:p>
          </draw:text-box>
        </draw:frame>
        <draw:frame draw:style-name="gr1" draw:text-style-name="P1" draw:layer="layout" svg:width="1.778cm" svg:height="1.702cm" svg:x="11.285cm" svg:y="7.994cm">
          <draw:image xlink:href="Pictures/100002010000014B0000013FBD9AFA3B.png" xlink:type="simple" xlink:show="embed" xlink:actuate="onLoad">
            <text:p/>
          </draw:image>
        </draw:frame>
        <draw:frame draw:style-name="gr1" draw:text-style-name="P1" draw:layer="layout" svg:width="1.778cm" svg:height="1.702cm" svg:x="8.551cm" svg:y="8.068cm">
          <draw:image xlink:href="Pictures/100002010000014C0000013F6D691096.png" xlink:type="simple" xlink:show="embed" xlink:actuate="onLoad">
            <text:p/>
          </draw:image>
        </draw:frame>
        <draw:frame draw:style-name="gr7" draw:text-style-name="P3" draw:layer="layout" svg:width="2.525cm" svg:height="1.259cm" svg:x="10.912cm" svg:y="9.617cm">
          <draw:text-box>
            <text:p text:style-name="P2"><text:span text:style-name="T1">normalized</text:span></text:p>
            <text:p text:style-name="P2"><text:span text:style-name="T1">distance</text:span></text:p>
          </draw:text-box>
        </draw:frame>
        <draw:frame draw:style-name="gr2" draw:text-style-name="P3" draw:layer="layout" svg:width="2.839cm" svg:height="1.259cm" svg:x="7.963cm" svg:y="9.695cm">
          <draw:text-box>
            <text:p text:style-name="P2"><text:span text:style-name="T1">log</text:span></text:p>
            <text:p text:style-name="P2"><text:span text:style-name="T1">Jacobian</text:span></text:p>
          </draw:text-box>
        </draw:frame>
        <draw:frame draw:style-name="gr1" draw:text-style-name="P1" draw:layer="layout" svg:width="1.778cm" svg:height="1.727cm" svg:x="4.296cm" svg:y="8.068cm">
          <draw:image xlink:href="Pictures/100002010000014A00000140A25EC7F5.png" xlink:type="simple" xlink:show="embed" xlink:actuate="onLoad">
            <text:p/>
          </draw:image>
        </draw:frame>
        <draw:frame draw:style-name="gr1" draw:text-style-name="P1" draw:layer="layout" svg:width="1.778cm" svg:height="1.702cm" svg:x="6.424cm" svg:y="8.068cm">
          <draw:image xlink:href="Pictures/100002010000014C0000013FF66D9560.png" xlink:type="simple" xlink:show="embed" xlink:actuate="onLoad">
            <text:p/>
          </draw:image>
        </draw:frame>
        <draw:frame draw:style-name="gr2" draw:text-style-name="P4" draw:layer="layout" svg:width="3.977cm" svg:height="0.755cm" svg:x="5.456cm" svg:y="7.317cm">
          <draw:text-box>
            <text:p text:style-name="P2"><text:span text:style-name="T2">Template-based</text:span></text:p>
          </draw:text-box>
        </draw:frame>
        <draw:frame draw:style-name="gr2" draw:text-style-name="P4" draw:layer="layout" svg:width="2.976cm" svg:height="0.755cm" svg:x="10.686cm" svg:y="7.353cm">
          <draw:text-box>
            <text:p text:style-name="P2"><text:span text:style-name="T2">Miscellaneous</text:span></text:p>
          </draw:text-box>
        </draw:frame>
        <draw:frame draw:style-name="gr2" draw:text-style-name="P3" draw:layer="layout" svg:width="2.839cm" svg:height="1.259cm" svg:x="5.875cm" svg:y="9.695cm">
          <draw:text-box>
            <text:p text:style-name="P2"><text:span text:style-name="T1">contralateral</text:span></text:p>
            <text:p text:style-name="P2"><text:span text:style-name="T1">dif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5.2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ustison</meta:initial-creator>
    <meta:creation-date>2013-03-29T21:07:01</meta:creation-date>
    <dc:date>2013-06-12T19:31:13</dc:date>
    <dc:creator>Nicholas Tustison</dc:creator>
    <meta:editing-duration>PT4H7M7S</meta:editing-duration>
    <meta:editing-cycles>17</meta:editing-cycles>
    <meta:generator>OpenOffice.org/3.4.1$Unix OpenOffice.org_project/341m1$Build-9593</meta:generator>
    <meta:document-statistic meta:object-count="46"/>
  </office:meta>
</office:document-meta>
</file>